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e496b"/>
    </style:style>
    <style:style style:name="P2" style:family="paragraph" style:parent-style-name="Standard" style:list-style-name="L6">
      <style:text-properties officeooo:paragraph-rsid="001e496b"/>
    </style:style>
    <style:style style:name="T1" style:family="text">
      <style:text-properties officeooo:rsid="001e496b"/>
    </style:style>
    <style:style style:name="T2" style:family="text">
      <style:text-properties officeooo:rsid="001fd31f"/>
    </style:style>
    <style:style style:name="T3" style:family="text">
      <style:text-properties officeooo:rsid="0021a637"/>
    </style:style>
    <style:style style:name="T4" style:family="text">
      <style:text-properties officeooo:rsid="0021f0a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eur : </text:span></text:p>
      <text:list xml:id="list1932911769" text:style-name="L6">
        <text:list-item>
          <text:p text:style-name="P2"><text:span text:style-name="T1">abonné : </text:span><text:span text:style-name="T2">consulter,rechercher,emprunter, </text:span><text:span text:style-name="T4">retourne</text:span></text:p>
        </text:list-item>
        <text:list-item>
          <text:p text:style-name="P2"><text:span text:style-name="T1">employé : </text:span><text:span text:style-name="T2">validation, </text:span><text:span text:style-name="T3">relance, inscription, modification, prêt</text:span></text:p>
        </text:list-item>
        <text:list-item>
          <text:p text:style-name="P2"><text:span text:style-name="T1">bénévole: p</text:span><text:span text:style-name="T3">rêt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5:20:39.732915066</meta:creation-date>
    <dc:date>2024-05-22T16:04:00.818403583</dc:date>
    <meta:editing-duration>PT2M29S</meta:editing-duration>
    <meta:editing-cycles>1</meta:editing-cycles>
    <meta:document-statistic meta:table-count="0" meta:image-count="0" meta:object-count="0" meta:page-count="1" meta:paragraph-count="4" meta:word-count="18" meta:character-count="140" meta:non-whitespace-character-count="128"/>
    <meta:generator>LibreOffice/7.3.7.2$Linux_X86_64 LibreOffice_project/30$Build-2</meta:generator>
  </office:meta>
</office:document-meta>
</file>